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47cm" fo:min-width="0.22cm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.147cm" fo:min-width="1.151cm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418cm" fo:min-width="0.168cm" fo:padding-top="0.151cm" fo:padding-bottom="0.151cm" fo:padding-left="0.276cm" fo:padding-right="0.27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.095cm" fo:min-width="1.099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1.016cm" svg:x="2.143cm" svg:y="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1cm" svg:height="1.397cm" svg:x="3.667cm" svg:y="3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5.572cm" svg:y="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016cm" svg:height="1.016cm" svg:x="1.254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016cm" svg:height="1.016cm" svg:x="4.048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016cm" svg:height="1.016cm" svg:x="6.969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905cm" svg:y1="1.127cm" svg:x2="4.175cm" svg:y2="2.905cm">
          <text:p/>
        </draw:line>
        <draw:line draw:style-name="gr4" draw:text-style-name="P1" draw:layer="layout" svg:x1="5.826cm" svg:y1="1.254cm" svg:x2="4.81cm" svg:y2="2.905cm">
          <text:p/>
        </draw:line>
        <draw:line draw:style-name="gr4" draw:text-style-name="P1" draw:layer="layout" svg:x1="3.54cm" svg:y1="4.556cm" svg:x2="2.397cm" svg:y2="5.699cm">
          <text:p/>
        </draw:line>
        <draw:line draw:style-name="gr4" draw:text-style-name="P1" draw:layer="layout" svg:x1="5.445cm" svg:y1="4.556cm" svg:x2="6.969cm" svg:y2="5.699cm">
          <text:p/>
        </draw:line>
        <draw:line draw:style-name="gr4" draw:text-style-name="P1" draw:layer="layout" svg:x1="4.556cm" svg:y1="4.556cm" svg:x2="4.556cm" svg:y2="5.953cm">
          <text:p/>
        </draw:line>
        <draw:custom-shape draw:style-name="gr5" draw:text-style-name="P1" draw:layer="layout" svg:width="1.651cm" svg:height="1.397cm" svg:x="0.111cm" svg:y="7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51cm" svg:height="1.397cm" svg:x="4.048cm" svg:y="8.4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51cm" svg:height="1.397cm" svg:x="7.604cm" svg:y="7.98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508cm" svg:y1="6.969cm" svg:x2="1cm" svg:y2="7.858cm">
          <text:p/>
        </draw:line>
        <draw:line draw:style-name="gr4" draw:text-style-name="P1" draw:layer="layout" svg:x1="4.683cm" svg:y1="7.35cm" svg:x2="4.81cm" svg:y2="8.239cm">
          <text:p/>
        </draw:line>
        <draw:line draw:style-name="gr4" draw:text-style-name="P1" draw:layer="layout" svg:x1="7.858cm" svg:y1="6.842cm" svg:x2="8.366cm" svg:y2="7.858cm">
          <text:p/>
        </draw:line>
        <draw:frame draw:style-name="gr6" draw:text-style-name="P2" draw:layer="layout" svg:width="0.925cm" svg:height="0.954cm" svg:x="4.012cm" svg:y="3.221cm">
          <draw:text-box>
            <text:p>A</text:p>
          </draw:text-box>
        </draw:frame>
        <draw:frame draw:style-name="gr6" draw:text-style-name="P2" draw:layer="layout" svg:width="0.925cm" svg:height="0.954cm" svg:x="0.456cm" svg:y="8.174cm">
          <draw:text-box>
            <text:p>B</text:p>
          </draw:text-box>
        </draw:frame>
        <draw:frame draw:style-name="gr7" draw:text-style-name="P2" draw:layer="layout" svg:width="0.959cm" svg:height="0.954cm" svg:x="4.429cm" svg:y="8.682cm">
          <draw:text-box>
            <text:p>C</text:p>
          </draw:text-box>
        </draw:frame>
        <draw:frame draw:style-name="gr8" draw:text-style-name="P2" draw:layer="layout" svg:width="0.959cm" svg:height="1.016cm" svg:x="7.915cm" svg:y="8.112cm">
          <draw:text-box>
            <text:p>D</text:p>
          </draw:text-box>
        </draw:frame>
        <draw:frame draw:style-name="gr6" draw:text-style-name="P2" draw:layer="layout" svg:width="0.853cm" svg:height="0.954cm" svg:x="1.29cm" svg:y="5.699cm">
          <draw:text-box>
            <text:p>1</text:p>
          </draw:text-box>
        </draw:frame>
        <draw:frame draw:style-name="gr6" draw:text-style-name="P2" draw:layer="layout" svg:width="0.853cm" svg:height="0.954cm" svg:x="4.084cm" svg:y="6.142cm">
          <draw:text-box>
            <text:p>2</text:p>
          </draw:text-box>
        </draw:frame>
        <draw:frame draw:style-name="gr6" draw:text-style-name="P2" draw:layer="layout" svg:width="0.853cm" svg:height="0.954cm" svg:x="7.005cm" svg:y="5.761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39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1T15:15:30.699543261</meta:creation-date>
    <dc:date>2017-03-01T15:21:18.036690971</dc:date>
    <meta:editing-duration>PT5M47S</meta:editing-duration>
    <meta:editing-cycles>1</meta:editing-cycles>
    <meta:document-statistic meta:object-count="24"/>
    <meta:generator>LibreOffice/5.3.0.3$Linux_X86_64 LibreOffice_project/30m0$Build-3</meta:generator>
  </office:meta>
</office:document-meta>
</file>